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3.146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default</text:p>
          </table:table-cell>
          <table:table-cell table:style-name="ce3" table:number-columns-repeated="2"/>
          <table:table-cell table:style-name="ce3" office:value-type="string" calcext:value-type="string">
            <text:p>TST_FAMILYCOMPUTED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thod.TestComputed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1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2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30, 5, 15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3,10):TST_NUMBER9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stStaticDefault::multiAdd(1,2,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stStaticDefault::multiAdd(TST_NUMBER1, TST_NUMBER2, TST_NUMBER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'zero'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bracketConcat("the","beautiful"," rainbow ,",'.'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oo\Bar\TstDefault::stringOne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Nombre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0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1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10, 10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2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stStaticDefault::multiAdd(TST_NUMBER11, 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U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mp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Count(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style-name="ce1" table:number-columns-repeated="256"/>
        </table:table-row>
        <table:table-row table:style-name="ro1">
          <table:table-cell table:style-name="ce1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13:35:45.7910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3:48:18.853362000</dc:date>
    <meta:generator>LibreOffice/4.2.0.4$MacOSX_x86 LibreOffice_project/05dceb5d363845f2cf968344d7adab8dcfb2ba71</meta:generator>
    <meta:editing-duration>P2DT13H42M48S</meta:editing-duration>
    <meta:editing-cycles>101</meta:editing-cycles>
    <meta:document-statistic meta:table-count="1" meta:cell-count="0" meta:object-count="0"/>
  </office:meta>
</office:document-meta>
</file>